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0.488cm" fo:min-width="0cm"/>
    </style:style>
    <style:style style:name="gr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0.313cm" fo:min-width="0cm"/>
    </style:style>
    <style:style style:name="gr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0.975cm" fo:min-width="0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draw:marker-start-width="0.358cm" draw:marker-end-width="0.358cm" draw:stroke-linejoin="round" svg:stroke-linecap="butt" draw:fill="none" draw:textarea-vertical-align="middle" fo:padding-top="0.177cm" fo:padding-bottom="0.177cm" fo:padding-left="0.302cm" fo:padding-right="0.30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/>
    </style:style>
    <style:style style:name="P3" style:family="paragraph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6cm" svg:height="0.6cm" svg:x="5.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6cm" svg:height="0.6cm" svg:x="6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6cm" svg:height="0.6cm" svg:x="4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6cm" svg:height="0.6cm" svg:x="1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6cm" svg:height="0.6cm" svg:x="5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6cm" svg:height="0.6cm" svg:x="0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cm" svg:height="0.6cm" svg:x="0.6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6cm" svg:height="0.6cm" svg:x="5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6cm" svg:height="0.6cm" svg:x="5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6cm" svg:height="0.6cm" svg:x="5.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cm" svg:height="0.6cm" svg:x="4.2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5" draw:id="id25" draw:layer="layout" svg:width="0.502cm" svg:height="0.963cm" svg:x="4.8cm" svg:y="1.4cm">
          <draw:text-box>
            <text:p/>
          </draw:text-box>
        </draw:frame>
        <draw:frame draw:style-name="gr3" draw:text-style-name="P3" draw:layer="layout" svg:width="3.113cm" svg:height="0.738cm" svg:x="4.8cm" svg:y="1.075cm">
          <draw:text-box>
            <text:p text:style-name="P3">Toronto</text:p>
          </draw:text-box>
        </draw:frame>
        <draw:frame draw:style-name="gr3" draw:text-style-name="P3" draw:layer="layout" svg:width="3.113cm" svg:height="0.738cm" svg:x="5.687cm" svg:y="3.2cm">
          <draw:text-box>
            <text:p text:style-name="P3">Boston</text:p>
          </draw:text-box>
        </draw:frame>
        <draw:frame draw:style-name="gr3" draw:text-style-name="P3" draw:layer="layout" svg:width="3.113cm" svg:height="0.738cm" svg:x="5cm" svg:y="4.974cm">
          <draw:text-box>
            <text:p text:style-name="P3">NY</text:p>
          </draw:text-box>
        </draw:frame>
        <draw:frame draw:style-name="gr3" draw:text-style-name="P3" draw:layer="layout" svg:width="3.113cm" svg:height="0.738cm" svg:x="0.6cm" svg:y="6.275cm">
          <draw:text-box>
            <text:p text:style-name="P3">Houston</text:p>
          </draw:text-box>
        </draw:frame>
        <draw:frame draw:style-name="gr3" draw:text-style-name="P3" draw:layer="layout" svg:width="3.113cm" svg:height="0.738cm" svg:x="4.6cm" svg:y="7.675cm">
          <draw:text-box>
            <text:p text:style-name="P3">Miami</text:p>
          </draw:text-box>
        </draw:frame>
        <draw:frame draw:style-name="gr4" draw:text-style-name="P3" draw:layer="layout" svg:width="3.113cm" svg:height="0.738cm" svg:x="0.2cm" svg:y="9.675cm">
          <draw:text-box>
            <text:p text:style-name="P3">Mexico City</text:p>
          </draw:text-box>
        </draw:frame>
        <draw:frame draw:style-name="gr3" draw:text-style-name="P3" draw:layer="layout" svg:width="3.113cm" svg:height="0.738cm" svg:x="4.6cm" svg:y="10.6cm">
          <draw:text-box>
            <text:p text:style-name="P3">Havanna</text:p>
          </draw:text-box>
        </draw:frame>
        <draw:frame draw:style-name="gr3" draw:text-style-name="P3" draw:layer="layout" svg:width="3.113cm" svg:height="0.738cm" svg:x="5.087cm" svg:y="14.6cm">
          <draw:text-box>
            <text:p text:style-name="P3">Rio</text:p>
          </draw:text-box>
        </draw:frame>
        <draw:frame draw:style-name="gr5" draw:text-style-name="P3" draw:layer="layout" svg:width="3.113cm" svg:height="1.225cm" svg:x="4.687cm" svg:y="18.475cm">
          <draw:text-box>
            <text:p text:style-name="P3">Buenos Aries</text:p>
          </draw:text-box>
        </draw:frame>
        <draw:frame draw:style-name="gr4" draw:text-style-name="P3" draw:layer="layout" svg:width="3.113cm" svg:height="0.738cm" svg:x="0.287cm" svg:y="16.2cm">
          <draw:text-box>
            <text:p text:style-name="P3">Santiago</text:p>
          </draw:text-box>
        </draw:frame>
        <draw:custom-shape draw:style-name="gr1" draw:text-style-name="P1" xml:id="id13" draw:id="id13" draw:layer="layout" svg:width="0.6cm" svg:height="0.6cm" svg:x="1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6cm" svg:height="0.6cm" svg:x="1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6cm" svg:height="0.6cm" svg:x="1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6cm" svg:height="0.6cm" svg:x="14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6cm" svg:height="0.6cm" svg:x="18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6cm" svg:height="0.6cm" svg:x="18.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6cm" svg:height="0.6cm" svg:x="18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cm" svg:height="0.6cm" svg:x="16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6cm" svg:height="0.6cm" svg:x="14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6cm" svg:height="0.6cm" svg:x="21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cm" svg:height="0.6cm" svg:x="2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6cm" svg:height="0.6cm" svg:x="26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113cm" svg:height="0.738cm" svg:x="11.087cm" svg:y="7.075cm">
          <draw:text-box>
            <text:p text:style-name="P3">Lisabon</text:p>
          </draw:text-box>
        </draw:frame>
        <draw:frame draw:style-name="gr3" draw:text-style-name="P3" draw:layer="layout" svg:width="3.599cm" svg:height="0.738cm" svg:x="13.888cm" svg:y="7.4cm">
          <draw:text-box>
            <text:p text:style-name="P3">Madrid</text:p>
          </draw:text-box>
        </draw:frame>
        <draw:frame draw:style-name="gr3" draw:text-style-name="P3" draw:layer="layout" svg:width="3.113cm" svg:height="0.738cm" svg:x="15.687cm" svg:y="9.475cm">
          <draw:text-box>
            <text:p text:style-name="P3">Tunis</text:p>
          </draw:text-box>
        </draw:frame>
        <draw:frame draw:style-name="gr3" draw:text-style-name="P3" draw:layer="layout" svg:width="3.113cm" svg:height="0.738cm" svg:x="13.8cm" svg:y="17.8cm">
          <draw:text-box>
            <text:p text:style-name="P3">Cape Town</text:p>
          </draw:text-box>
        </draw:frame>
        <draw:frame draw:style-name="gr4" draw:text-style-name="P3" draw:layer="layout" svg:width="3.113cm" svg:height="0.738cm" svg:x="25.887cm" svg:y="10.275cm">
          <draw:text-box>
            <text:p text:style-name="P3">Doha</text:p>
          </draw:text-box>
        </draw:frame>
        <draw:frame draw:style-name="gr4" draw:text-style-name="P3" draw:layer="layout" svg:width="3.113cm" svg:height="0.738cm" svg:x="25.4cm" svg:y="3.2cm">
          <draw:text-box>
            <text:p text:style-name="P3">Moscow</text:p>
          </draw:text-box>
        </draw:frame>
        <draw:frame draw:style-name="gr3" draw:text-style-name="P3" draw:layer="layout" svg:width="3.113cm" svg:height="0.738cm" svg:x="22.287cm" svg:y="7.675cm">
          <draw:text-box>
            <text:p text:style-name="P3">Zagreb</text:p>
          </draw:text-box>
        </draw:frame>
        <draw:frame draw:style-name="gr3" draw:text-style-name="P3" draw:layer="layout" svg:width="3.113cm" svg:height="0.738cm" svg:x="21.087cm" svg:y="6.475cm">
          <draw:text-box>
            <text:p text:style-name="P3">Vienna</text:p>
          </draw:text-box>
        </draw:frame>
        <draw:frame draw:style-name="gr3" draw:text-style-name="P3" draw:layer="layout" svg:width="3.113cm" svg:height="0.738cm" svg:x="17.487cm" svg:y="7.6cm">
          <draw:text-box>
            <text:p text:style-name="P3">Rome</text:p>
          </draw:text-box>
        </draw:frame>
        <draw:frame draw:style-name="gr3" draw:text-style-name="P3" draw:layer="layout" svg:width="3.113cm" svg:height="0.738cm" svg:x="18.087cm" svg:y="5.275cm">
          <draw:text-box>
            <text:p text:style-name="P3">Frankfurt</text:p>
          </draw:text-box>
        </draw:frame>
        <draw:frame draw:style-name="gr3" draw:text-style-name="P3" draw:layer="layout" svg:width="3.113cm" svg:height="0.738cm" svg:x="15.087cm" svg:y="4.475cm">
          <draw:text-box>
            <text:p text:style-name="P3">Paris</text:p>
          </draw:text-box>
        </draw:frame>
        <draw:frame draw:style-name="gr3" draw:text-style-name="P3" draw:layer="layout" svg:width="3.113cm" svg:height="0.738cm" svg:x="13.4cm" svg:y="2.275cm">
          <draw:text-box>
            <text:p text:style-name="P3">London</text:p>
          </draw:text-box>
        </draw:frame>
        <draw:frame draw:style-name="gr4" draw:text-style-name="P3" draw:layer="layout" svg:width="3.113cm" svg:height="0.738cm" svg:x="17.687cm" svg:y="0.6cm">
          <draw:text-box>
            <text:p text:style-name="P3">Oslo</text:p>
          </draw:text-box>
        </draw:frame>
        <draw:frame draw:style-name="gr3" draw:text-style-name="P3" draw:layer="layout" svg:width="3.113cm" svg:height="0.738cm" svg:x="19.087cm" svg:y="3cm">
          <draw:text-box>
            <text:p text:style-name="P3">Berlin</text:p>
          </draw:text-box>
        </draw:frame>
        <draw:connector draw:style-name="gr6" draw:text-style-name="P1" draw:layer="layout" draw:type="curve" svg:x1="14.9cm" svg:y1="19.2cm" svg:x2="26.7cm" svg:y2="11.8cm" draw:start-shape="id1" draw:start-glue-point="8" draw:end-shape="id2" draw:end-glue-point="8" svg:d="M14900 19200c0 829 11800 4529 11800-7400">
          <text:p/>
        </draw:connector>
        <draw:connector draw:style-name="gr6" draw:text-style-name="P1" draw:layer="layout" draw:type="curve" svg:x1="16.488cm" svg:y1="10.912cm" svg:x2="15.2cm" svg:y2="18.9cm" draw:start-shape="id3" draw:start-glue-point="7" draw:end-shape="id1" draw:end-glue-point="10" svg:d="M16488 10912c-1030 0-387 7988-1288 7988">
          <text:p/>
        </draw:connector>
        <draw:connector draw:style-name="gr6" draw:text-style-name="P1" draw:layer="layout" draw:type="curve" svg:x1="14.9cm" svg:y1="19.2cm" svg:x2="4.712cm" svg:y2="19.312cm" draw:start-shape="id1" draw:start-glue-point="8" draw:end-shape="id4" draw:end-glue-point="9" svg:d="M14900 19200c0 1131-10188 1075-10188 112">
          <text:p/>
        </draw:connector>
        <draw:connector draw:style-name="gr6" draw:text-style-name="P1" draw:layer="layout" draw:type="curve" svg:x1="14.6cm" svg:y1="18.9cm" svg:x2="6.112cm" svg:y2="15.912cm" draw:start-shape="id1" draw:start-glue-point="6" draw:end-shape="id5" draw:end-glue-point="9" svg:d="M14600 18900c-6300 0-2056-2988-8488-2988">
          <text:p/>
        </draw:connector>
        <draw:connector draw:style-name="gr6" draw:text-style-name="P1" draw:layer="layout" draw:type="curve" svg:x1="5.6cm" svg:y1="15.7cm" svg:x2="4.712cm" svg:y2="18.888cm" draw:start-shape="id5" draw:start-glue-point="6" draw:end-shape="id4" draw:end-glue-point="11" svg:d="M5600 15700c-592 0-888 1062-888 3188">
          <text:p/>
        </draw:connector>
        <draw:connector draw:style-name="gr6" draw:text-style-name="P1" draw:layer="layout" draw:type="curve" svg:x1="0.9cm" svg:y1="17.6cm" svg:x2="4.288cm" svg:y2="19.312cm" draw:start-shape="id6" draw:start-glue-point="8" draw:end-shape="id4" draw:end-glue-point="7" svg:d="M900 17600c0 1142 1129 1712 3388 1712">
          <text:p/>
        </draw:connector>
        <draw:connector draw:style-name="gr6" draw:text-style-name="P1" draw:layer="layout" draw:type="curve" svg:x1="1.112cm" svg:y1="17.512cm" svg:x2="5.6cm" svg:y2="15.7cm" draw:start-shape="id6" draw:start-glue-point="9" draw:end-shape="id5" draw:end-glue-point="6" svg:d="M1112 17512c3432 0 1188-1812 4488-1812">
          <text:p/>
        </draw:connector>
        <draw:connector draw:style-name="gr7" draw:text-style-name="P1" draw:layer="layout" draw:type="curve" svg:x1="4.288cm" svg:y1="19.312cm" svg:x2="1.312cm" svg:y2="10.912cm" draw:start-shape="id4" draw:start-glue-point="7" draw:end-shape="id7" draw:end-glue-point="9" svg:d="M4288 19312c-2232 0-744-8400-2976-8400">
          <text:p/>
        </draw:connector>
        <draw:connector draw:style-name="gr6" draw:text-style-name="P1" draw:layer="layout" draw:type="curve" svg:x1="5.688cm" svg:y1="15.912cm" svg:x2="5.288cm" svg:y2="11.912cm" draw:start-shape="id5" draw:start-glue-point="7" draw:end-shape="id8" draw:end-glue-point="7" svg:d="M5688 15912c-1561 0-1361-4000-400-4000">
          <text:p/>
        </draw:connector>
        <draw:connector draw:style-name="gr6" draw:text-style-name="P1" draw:layer="layout" draw:type="curve" svg:x1="6.2cm" svg:y1="15.7cm" svg:x2="14.1cm" svg:y2="8.6cm" draw:start-shape="id5" draw:start-glue-point="10" draw:end-shape="id9" draw:end-glue-point="8" svg:d="M6200 15700c5267 0 7900-2366 7900-7100">
          <text:p/>
        </draw:connector>
        <draw:connector draw:style-name="gr6" draw:text-style-name="P1" draw:layer="layout" draw:type="curve" draw:line-skew="0cm 1.312cm" svg:x1="5.688cm" svg:y1="15.488cm" svg:x2="5.8cm" svg:y2="8.9cm" draw:start-shape="id5" draw:start-glue-point="5" draw:end-shape="id10" draw:end-glue-point="10" svg:d="M5688 15488c0-4782 989-3984 1717-4436s1194-2152-1605-2152">
          <text:p/>
        </draw:connector>
        <draw:connector draw:style-name="gr6" draw:text-style-name="P1" draw:layer="layout" draw:type="curve" svg:x1="5.6cm" svg:y1="15.7cm" svg:x2="1.4cm" svg:y2="10.7cm" draw:start-shape="id5" draw:start-glue-point="6" draw:end-shape="id7" draw:end-glue-point="10" svg:d="M5600 15700c-3150 0-1050-5000-4200-5000">
          <text:p/>
        </draw:connector>
        <draw:connector draw:style-name="gr8" draw:text-style-name="P1" draw:layer="layout" draw:type="curve" svg:x1="0.8cm" svg:y1="10.7cm" svg:x2="1.5cm" svg:y2="7.6cm" draw:start-shape="id7" draw:start-glue-point="6" draw:end-shape="id11" draw:end-glue-point="8" svg:d="M800 10700c-829 0-691-850-309-1100s1009 101 1009-2000">
          <text:p/>
        </draw:connector>
        <draw:connector draw:style-name="gr6" draw:text-style-name="P1" draw:layer="layout" draw:type="curve" draw:line-skew="-5.933cm" svg:x1="5.912cm" svg:y1="2.312cm" svg:x2="0.8cm" svg:y2="10.7cm" draw:start-shape="id12" draw:start-glue-point="9" draw:end-shape="id7" draw:end-glue-point="6" svg:d="M5912 2312c0-2767-2833-2307-4318 482s-1623 7906-794 7906">
          <text:p/>
        </draw:connector>
        <draw:connector draw:style-name="gr6" draw:text-style-name="P1" draw:layer="layout" draw:type="curve" svg:x1="5.2cm" svg:y1="8.9cm" svg:x2="1.4cm" svg:y2="10.7cm" draw:start-shape="id10" draw:start-glue-point="6" draw:end-shape="id7" draw:end-glue-point="10" svg:d="M5200 8900c-2850 0-950 1800-3800 1800">
          <text:p/>
        </draw:connector>
        <draw:connector draw:style-name="gr6" draw:text-style-name="P1" draw:layer="layout" draw:type="curve" svg:x1="0.688cm" svg:y1="17.088cm" svg:x2="0.888cm" svg:y2="10.912cm" draw:start-shape="id6" draw:start-glue-point="5" draw:end-shape="id7" draw:end-glue-point="7" svg:d="M688 17088c0-4630 200-1543 200-6176">
          <text:p/>
        </draw:connector>
        <draw:connector draw:style-name="gr9" draw:text-style-name="P1" draw:layer="layout" draw:type="curve" svg:x1="1.312cm" svg:y1="10.912cm" svg:x2="12.1cm" svg:y2="8.6cm" draw:start-shape="id7" draw:start-glue-point="9" draw:end-shape="id13" draw:end-glue-point="8" svg:d="M1312 10912c7192 0 10788-770 10788-2312">
          <text:p/>
        </draw:connector>
        <draw:connector draw:style-name="gr6" draw:text-style-name="P1" draw:layer="layout" draw:type="curve" svg:x1="5.2cm" svg:y1="8.9cm" svg:x2="4.488cm" svg:y2="6.312cm" draw:start-shape="id10" draw:start-glue-point="6" draw:end-shape="id14" draw:end-glue-point="7" svg:d="M5200 8900c-475 0-712-862-712-2588">
          <text:p/>
        </draw:connector>
        <draw:connector draw:style-name="gr8" draw:text-style-name="P1" draw:layer="layout" draw:type="curve" svg:x1="5.5cm" svg:y1="9.2cm" svg:x2="6.8cm" svg:y2="4.3cm" draw:start-shape="id10" draw:start-glue-point="8" draw:end-shape="id15" draw:end-glue-point="10" svg:d="M5500 9200c0 829 927 691 1459-741s670-4159-159-4159">
          <text:p/>
        </draw:connector>
        <draw:connector draw:style-name="gr6" draw:text-style-name="P1" draw:layer="layout" draw:type="curve" draw:line-skew="2.795cm" svg:x1="1.288cm" svg:y1="7.512cm" svg:x2="4.488cm" svg:y2="6.312cm" draw:start-shape="id11" draw:start-glue-point="7" draw:end-shape="id14" draw:end-glue-point="7" svg:d="M1288 7512c3231 0 1631-1200 3200-1200">
          <text:p/>
        </draw:connector>
        <draw:connector draw:style-name="gr6" draw:text-style-name="P1" draw:layer="layout" draw:type="curve" svg:x1="5.488cm" svg:y1="2.312cm" svg:x2="4.4cm" svg:y2="6.1cm" draw:start-shape="id12" draw:start-glue-point="7" draw:end-shape="id14" draw:end-glue-point="6" svg:d="M5488 2312c-2461 0-1917 3788-1088 3788">
          <text:p/>
        </draw:connector>
        <draw:connector draw:style-name="gr6" draw:text-style-name="P1" draw:layer="layout" draw:type="curve" svg:x1="6.288cm" svg:y1="4.512cm" svg:x2="5.7cm" svg:y2="2.4cm" draw:start-shape="id15" draw:start-glue-point="7" draw:end-shape="id12" draw:end-glue-point="8" svg:d="M6288 4512c-961 0-800-656-707-884s119-28 119-1228">
          <text:p/>
        </draw:connector>
        <draw:connector draw:style-name="gr7" draw:text-style-name="P1" draw:layer="layout" draw:type="curve" draw:line-skew="-2.201cm" svg:x1="4.7cm" svg:y1="6.4cm" svg:x2="6.5cm" svg:y2="4.6cm" draw:start-shape="id14" draw:start-glue-point="8" draw:end-shape="id15" draw:end-glue-point="8" svg:d="M4700 6400c0-2470 1800-1571 1800-1800">
          <text:p/>
        </draw:connector>
        <draw:connector draw:style-name="gr6" draw:text-style-name="P1" draw:layer="layout" draw:type="curve" draw:line-skew="2.939cm" svg:x1="5.912cm" svg:y1="2.312cm" svg:x2="14.2cm" svg:y2="3.3cm" draw:start-shape="id12" draw:start-glue-point="9" draw:end-shape="id16" draw:end-glue-point="6" svg:d="M5912 2312c10690 0 6547 988 8288 988">
          <text:p/>
        </draw:connector>
        <draw:connector draw:style-name="gr10" draw:text-style-name="P1" draw:layer="layout" draw:type="curve" draw:line-skew="-1.445cm" svg:x1="6.288cm" svg:y1="4.512cm" svg:x2="14.288cm" svg:y2="3.512cm" draw:start-shape="id15" draw:start-glue-point="7" draw:end-shape="id16" draw:end-glue-point="7" svg:d="M6288 4512c0-1206 8000-706 8000-1000">
          <text:p/>
        </draw:connector>
        <draw:connector draw:style-name="gr6" draw:text-style-name="P1" draw:layer="layout" draw:type="curve" draw:line-skew="-1.837cm" svg:x1="4.488cm" svg:y1="6.312cm" svg:x2="14.5cm" svg:y2="3.6cm" draw:start-shape="id14" draw:start-glue-point="7" draw:end-shape="id16" draw:end-glue-point="8" svg:d="M4488 6312c0-1792 10012-437 10012-2712">
          <text:p/>
        </draw:connector>
        <draw:connector draw:style-name="gr6" draw:text-style-name="P1" draw:layer="layout" draw:type="curve" draw:line-skew="0.022cm" svg:x1="5cm" svg:y1="6.1cm" svg:x2="15.888cm" svg:y2="5.712cm" draw:start-shape="id14" draw:start-glue-point="10" draw:end-shape="id17" draw:end-glue-point="7" svg:d="M5000 6100c8134 0 2691-388 10888-388">
          <text:p/>
        </draw:connector>
        <draw:connector draw:style-name="gr6" draw:text-style-name="P1" draw:layer="layout" draw:type="curve" svg:x1="12.312cm" svg:y1="8.512cm" svg:x2="13.8cm" svg:y2="8.3cm" draw:start-shape="id13" draw:start-glue-point="9" draw:end-shape="id9" draw:end-glue-point="6" svg:d="M12312 8512c1182 0 438-212 1488-212">
          <text:p/>
        </draw:connector>
        <draw:connector draw:style-name="gr6" draw:text-style-name="P1" draw:layer="layout" draw:type="curve" svg:x1="13.888cm" svg:y1="8.088cm" svg:x2="14.712cm" svg:y2="3.512cm" draw:start-shape="id9" draw:start-glue-point="5" draw:end-shape="id16" draw:end-glue-point="9" svg:d="M13888 8088c0-3432 824-1144 824-4576">
          <text:p/>
        </draw:connector>
        <draw:connector draw:style-name="gr6" draw:text-style-name="P1" draw:layer="layout" draw:type="curve" svg:x1="13.888cm" svg:y1="8.088cm" svg:x2="16.1cm" svg:y2="5.8cm" draw:start-shape="id9" draw:start-glue-point="5" draw:end-shape="id17" draw:end-glue-point="8" svg:d="M13888 8088c0-1780 2212-637 2212-2288">
          <text:p/>
        </draw:connector>
        <draw:connector draw:style-name="gr6" draw:text-style-name="P1" draw:layer="layout" draw:type="curve" svg:x1="14.312cm" svg:y1="8.512cm" svg:x2="18.2cm" svg:y2="8.7cm" draw:start-shape="id9" draw:start-glue-point="9" draw:end-shape="id18" draw:end-glue-point="6" svg:d="M14312 8512c2982 0 1038 188 3888 188">
          <text:p/>
        </draw:connector>
        <draw:connector draw:style-name="gr6" draw:text-style-name="P1" draw:layer="layout" draw:type="curve" draw:line-skew="-3.111cm" svg:x1="14.5cm" svg:y1="3.6cm" svg:x2="18.488cm" svg:y2="1.712cm" draw:start-shape="id16" draw:start-glue-point="8" draw:end-shape="id19" draw:end-glue-point="7" svg:d="M14500 3600c0-3837 3988-2893 3988-1888">
          <text:p/>
        </draw:connector>
        <draw:connector draw:style-name="gr6" draw:text-style-name="P1" draw:layer="layout" draw:type="curve" svg:x1="14.712cm" svg:y1="3.512cm" svg:x2="19.8cm" svg:y2="4.1cm" draw:start-shape="id16" draw:start-glue-point="9" draw:end-shape="id20" draw:end-glue-point="6" svg:d="M14712 3512c3882 0 1338 588 5088 588">
          <text:p/>
        </draw:connector>
        <draw:connector draw:style-name="gr6" draw:text-style-name="P1" draw:layer="layout" draw:type="curve" svg:x1="19.888cm" svg:y1="3.888cm" svg:x2="18.912cm" svg:y2="1.712cm" draw:start-shape="id20" draw:start-glue-point="5" draw:end-shape="id19" draw:end-glue-point="9" svg:d="M19888 3888c0-1632-976-544-976-2176">
          <text:p/>
        </draw:connector>
        <draw:connector draw:style-name="gr6" draw:text-style-name="P1" draw:layer="layout" draw:type="curve" draw:line-skew="-1.688cm 2.481cm" svg:x1="20.1cm" svg:y1="4.4cm" svg:x2="26.2cm" svg:y2="4.3cm" draw:start-shape="id20" draw:start-glue-point="8" draw:end-shape="id21" draw:end-glue-point="6" svg:d="M20100 4400c0-1701 2841-1418 4209-1018s1263 918 1891 918">
          <text:p/>
        </draw:connector>
        <draw:connector draw:style-name="gr6" draw:text-style-name="P1" draw:layer="layout" draw:type="curve" svg:x1="16.4cm" svg:y1="5.5cm" svg:x2="26.288cm" svg:y2="4.512cm" draw:start-shape="id17" draw:start-glue-point="10" draw:end-shape="id21" draw:end-glue-point="7" svg:d="M16400 5500c7351 0 2408-988 9888-988">
          <text:p/>
        </draw:connector>
        <draw:connector draw:style-name="gr7" draw:text-style-name="P1" draw:layer="layout" draw:type="curve" svg:x1="19.312cm" svg:y1="6.512cm" svg:x2="20.312cm" svg:y2="4.312cm" draw:start-shape="id22" draw:start-glue-point="9" draw:end-shape="id20" draw:end-glue-point="9" svg:d="M19312 6512c667 0 1000-733 1000-2200">
          <text:p/>
        </draw:connector>
        <draw:connector draw:style-name="gr6" draw:text-style-name="P1" draw:layer="layout" draw:type="curve" svg:x1="18.8cm" svg:y1="6.3cm" svg:x2="4.7cm" svg:y2="6.4cm" draw:start-shape="id22" draw:start-glue-point="6" draw:end-shape="id14" draw:end-glue-point="8" svg:d="M18800 6300c-10348 0-8623 327-9561 560s-4539 371-4539-460">
          <text:p/>
        </draw:connector>
        <draw:connector draw:style-name="gr6" draw:text-style-name="P1" draw:layer="layout" draw:type="curve" svg:x1="18.888cm" svg:y1="6.512cm" svg:x2="18.2cm" svg:y2="8.7cm" draw:start-shape="id22" draw:start-glue-point="7" draw:end-shape="id18" draw:end-glue-point="6" svg:d="M18888 6512c-1861 0-1517 2188-688 2188">
          <text:p/>
        </draw:connector>
        <draw:connector draw:style-name="gr8" draw:text-style-name="P1" draw:layer="layout" draw:type="curve" draw:line-skew="0.483cm -1.872cm" svg:x1="18.888cm" svg:y1="6.088cm" svg:x2="16.1cm" svg:y2="5.8cm" draw:start-shape="id22" draw:start-glue-point="5" draw:end-shape="id17" draw:end-glue-point="8" svg:d="M18888 6088c-1206 0-1004-804-1400-1370s-1388-895-1388 1082">
          <text:p/>
        </draw:connector>
        <draw:connector draw:style-name="gr6" draw:text-style-name="P1" draw:layer="layout" draw:type="curve" draw:line-skew="1.251cm" svg:x1="18.8cm" svg:y1="6.3cm" svg:x2="21.6cm" svg:y2="7.5cm" draw:start-shape="id22" draw:start-glue-point="6" draw:end-shape="id23" draw:end-glue-point="6" svg:d="M18800 6300c1047 0-353 1200 2800 1200">
          <text:p/>
        </draw:connector>
        <draw:connector draw:style-name="gr6" draw:text-style-name="P1" draw:layer="layout" draw:type="curve" draw:line-skew="-1.051cm" svg:x1="19.1cm" svg:y1="6.6cm" svg:x2="26.5cm" svg:y2="4.6cm" draw:start-shape="id22" draw:start-glue-point="8" draw:end-shape="id21" draw:end-glue-point="8" svg:d="M19100 6600c0-747 7400 253 7400-2000">
          <text:p/>
        </draw:connector>
        <draw:connector draw:style-name="gr6" draw:text-style-name="P1" draw:layer="layout" draw:type="curve" svg:x1="18.2cm" svg:y1="8.7cm" svg:x2="17cm" svg:y2="10.7cm" draw:start-shape="id18" draw:start-glue-point="6" draw:end-shape="id3" draw:end-glue-point="10" svg:d="M18200 8700c-898 0-299 2000-1200 2000">
          <text:p/>
        </draw:connector>
        <draw:connector draw:style-name="gr6" draw:text-style-name="P1" draw:layer="layout" draw:type="curve" svg:x1="18.5cm" svg:y1="9cm" svg:x2="22.4cm" svg:y2="8.7cm" draw:start-shape="id18" draw:start-glue-point="8" draw:end-shape="id24" draw:end-glue-point="6" svg:d="M18500 9000c0 831 1050 693 1351 410s-149-710 2549-710">
          <text:p/>
        </draw:connector>
        <draw:connector draw:style-name="gr6" draw:text-style-name="P1" draw:layer="layout" draw:type="curve" svg:x1="18.288cm" svg:y1="8.912cm" svg:x2="26.488cm" svg:y2="11.712cm" draw:start-shape="id18" draw:start-glue-point="7" draw:end-shape="id2" draw:end-glue-point="7" svg:d="M18288 8912c0 1867 2733 2800 8200 2800">
          <text:p/>
        </draw:connector>
        <draw:connector draw:style-name="gr7" draw:text-style-name="P1" draw:layer="layout" draw:type="curve" draw:line-skew="-2.001cm" svg:x1="18.8cm" svg:y1="8.7cm" svg:x2="16.1cm" svg:y2="5.8cm" draw:start-shape="id18" draw:start-glue-point="10" draw:end-shape="id17" draw:end-glue-point="8" svg:d="M18800 8700c-2170 0-1808-800-1941-1037s-759 88-759-1863">
          <text:p/>
        </draw:connector>
        <draw:connector draw:style-name="gr6" draw:text-style-name="P1" draw:layer="layout" draw:type="curve" svg:x1="21.688cm" svg:y1="7.712cm" svg:x2="22.4cm" svg:y2="8.7cm" draw:start-shape="id23" draw:start-glue-point="7" draw:end-shape="id24" draw:end-glue-point="6" svg:d="M21688 7712c0 659 237 988 712 988">
          <text:p/>
        </draw:connector>
        <draw:connector draw:style-name="gr6" draw:text-style-name="P1" draw:layer="layout" draw:type="curve" svg:x1="22.488cm" svg:y1="8.912cm" svg:x2="26.4cm" svg:y2="11.5cm" draw:start-shape="id24" draw:start-glue-point="7" draw:end-shape="id2" draw:end-glue-point="6" svg:d="M22488 8912c0 1726 1304 2588 3912 2588">
          <text:p/>
        </draw:connector>
        <draw:connector draw:style-name="gr6" draw:text-style-name="P1" draw:layer="layout" draw:type="curve" svg:x1="26.488cm" svg:y1="11.288cm" svg:x2="26.712cm" svg:y2="4.512cm" draw:start-shape="id2" draw:start-glue-point="5" draw:end-shape="id21" draw:end-glue-point="9" svg:d="M26488 11288c0-5082 224-1694 224-6776">
          <text:p/>
        </draw:connector>
        <draw:connector draw:style-name="gr6" draw:text-style-name="P1" draw:layer="layout" draw:type="curve" draw:line-skew="-2.733cm" svg:x1="26.912cm" svg:y1="11.712cm" svg:x2="20.312cm" svg:y2="4.312cm" draw:start-shape="id2" draw:start-glue-point="9" draw:end-shape="id20" draw:end-glue-point="9" svg:d="M26912 11712c-3138 0 162-7400-6600-7400">
          <text:p/>
        </draw:connector>
        <draw:connector draw:style-name="gr7" draw:text-style-name="P1" draw:layer="layout" draw:type="curve" draw:line-skew="2.977cm" svg:x1="5.912cm" svg:y1="2.312cm" svg:x2="5.8cm" svg:y2="8.9cm" draw:start-shape="id12" draw:start-glue-point="9" draw:end-shape="id10" draw:end-glue-point="10" svg:d="M5912 2312c5427 0 5483 6588-112 6588">
          <text:p/>
        </draw:connector>
        <draw:connector draw:style-name="gr6" draw:text-style-name="P1" draw:layer="layout" draw:type="curve" draw:line-skew="-3.212cm -0.281cm 0.626cm" svg:x1="5.302cm" svg:y1="1.881cm" svg:x2="1.2cm" svg:y2="7.3cm" draw:start-shape="id25" draw:start-glue-point="1" draw:end-shape="id11" draw:end-glue-point="6" svg:d="M5302 1881c-4068 0-2711 2493-3370 2493-658 0-623 2926-732 2926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07T21:47:35.69</meta:creation-date>
    <meta:editing-duration>PT1H7M29S</meta:editing-duration>
    <meta:editing-cycles>25</meta:editing-cycles>
    <dc:date>2017-01-07T22:55:12.51</dc:date>
    <meta:generator>OpenOffice/4.1.3$Win32 OpenOffice.org_project/413m1$Build-9783</meta:generator>
    <meta:document-statistic meta:object-count="125"/>
  </office:meta>
</office:document-meta>
</file>